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d29" officeooo:paragraph-rsid="00143d29"/>
    </style:style>
    <style:style style:name="P2" style:family="paragraph" style:parent-style-name="Standard">
      <style:text-properties officeooo:rsid="00163356" officeooo:paragraph-rsid="00163356"/>
    </style:style>
    <style:style style:name="P3" style:family="paragraph" style:parent-style-name="Text_20_body">
      <style:text-properties officeooo:rsid="00182d13" officeooo:paragraph-rsid="00182d13"/>
    </style:style>
    <style:style style:name="P4" style:family="paragraph" style:parent-style-name="Text_20_body">
      <style:text-properties officeooo:rsid="001b5b2c" officeooo:paragraph-rsid="001b5b2c"/>
    </style:style>
    <style:style style:name="P5" style:family="paragraph" style:parent-style-name="Standard" style:list-style-name="L1">
      <style:text-properties officeooo:rsid="00143d29" officeooo:paragraph-rsid="00143d29"/>
    </style:style>
    <style:style style:name="P6" style:family="paragraph" style:parent-style-name="Standard" style:list-style-name="L2">
      <style:text-properties officeooo:rsid="00143d29" officeooo:paragraph-rsid="00143d29"/>
    </style:style>
    <style:style style:name="P7" style:family="paragraph" style:parent-style-name="Standard" style:list-style-name="L3">
      <style:text-properties officeooo:rsid="00143d29" officeooo:paragraph-rsid="00143d29"/>
    </style:style>
    <style:style style:name="P8" style:family="paragraph" style:parent-style-name="Standard" style:list-style-name="L4">
      <style:text-properties officeooo:rsid="00143d29" officeooo:paragraph-rsid="00143d29"/>
    </style:style>
    <style:style style:name="P9" style:family="paragraph" style:parent-style-name="Standard" style:list-style-name="L6">
      <style:text-properties officeooo:rsid="00143d29" officeooo:paragraph-rsid="00143d29"/>
    </style:style>
    <style:style style:name="P10" style:family="paragraph" style:parent-style-name="Standard" style:list-style-name="L1">
      <style:text-properties officeooo:rsid="00211dd8" officeooo:paragraph-rsid="00211dd8"/>
    </style:style>
    <style:style style:name="P11" style:family="paragraph" style:parent-style-name="Standard" style:list-style-name="L1">
      <style:text-properties officeooo:rsid="001b5b2c" officeooo:paragraph-rsid="001b5b2c"/>
    </style:style>
    <style:style style:name="P12" style:family="paragraph" style:parent-style-name="Standard" style:list-style-name="L3">
      <style:text-properties officeooo:rsid="001b5b2c" officeooo:paragraph-rsid="001b5b2c"/>
    </style:style>
    <style:style style:name="P13" style:family="paragraph" style:parent-style-name="Standard" style:list-style-name="L3">
      <style:text-properties officeooo:rsid="00182d13" officeooo:paragraph-rsid="00182d13"/>
    </style:style>
    <style:style style:name="P14" style:family="paragraph" style:parent-style-name="Standard" style:list-style-name="L4">
      <style:text-properties officeooo:rsid="00163356" officeooo:paragraph-rsid="00163356"/>
    </style:style>
    <style:style style:name="P15" style:family="paragraph" style:parent-style-name="Standard" style:list-style-name="L5">
      <style:text-properties officeooo:rsid="00163356" officeooo:paragraph-rsid="00163356"/>
    </style:style>
    <style:style style:name="P16" style:family="paragraph" style:parent-style-name="Standard" style:list-style-name="L6">
      <style:text-properties officeooo:rsid="00163356" officeooo:paragraph-rsid="00163356"/>
    </style:style>
    <style:style style:name="P17" style:family="paragraph" style:parent-style-name="Standard" style:list-style-name="L6">
      <style:text-properties officeooo:rsid="001f2cac" officeooo:paragraph-rsid="001f2cac"/>
    </style:style>
    <style:style style:name="P18" style:family="paragraph" style:parent-style-name="Text_20_body">
      <style:text-properties officeooo:rsid="002009cd" officeooo:paragraph-rsid="00182d13"/>
    </style:style>
    <style:style style:name="P19" style:family="paragraph" style:parent-style-name="Text_20_body" style:list-style-name="L7">
      <style:text-properties officeooo:rsid="00182d13" officeooo:paragraph-rsid="00182d13"/>
    </style:style>
    <style:style style:name="P20" style:family="paragraph" style:parent-style-name="Text_20_body" style:list-style-name="L8">
      <style:text-properties officeooo:rsid="001b5b2c" officeooo:paragraph-rsid="001b5b2c"/>
    </style:style>
    <style:style style:name="P21" style:family="paragraph" style:parent-style-name="Text_20_body" style:list-style-name="L8">
      <style:text-properties officeooo:rsid="00274d61" officeooo:paragraph-rsid="00274d61"/>
    </style:style>
    <style:style style:name="P22" style:family="paragraph" style:parent-style-name="Text_20_body">
      <style:text-properties officeooo:rsid="001ae0df" officeooo:paragraph-rsid="001ae0df"/>
    </style:style>
    <style:style style:name="P23" style:family="paragraph" style:parent-style-name="Heading_20_1">
      <style:text-properties officeooo:rsid="002009cd" officeooo:paragraph-rsid="002009cd"/>
    </style:style>
    <style:style style:name="P24" style:family="paragraph" style:parent-style-name="Heading_20_3">
      <style:text-properties officeooo:rsid="00182d13" officeooo:paragraph-rsid="00182d13"/>
    </style:style>
    <style:style style:name="P25" style:family="paragraph" style:parent-style-name="Heading_20_3">
      <style:text-properties officeooo:rsid="001b5b2c" officeooo:paragraph-rsid="001b5b2c"/>
    </style:style>
    <style:style style:name="T1" style:family="text">
      <style:text-properties officeooo:rsid="00182d13"/>
    </style:style>
    <style:style style:name="T2" style:family="text">
      <style:text-properties officeooo:rsid="001b5b2c"/>
    </style:style>
    <style:style style:name="T3" style:family="text">
      <style:text-properties officeooo:rsid="002009cd"/>
    </style:style>
    <style:style style:name="T4" style:family="text">
      <style:text-properties officeooo:rsid="002043bd"/>
    </style:style>
    <style:style style:name="T5" style:family="text">
      <style:text-properties officeooo:rsid="00211dd8"/>
    </style:style>
    <style:style style:name="T6" style:family="text">
      <style:text-properties officeooo:rsid="0021e6cc"/>
    </style:style>
    <style:style style:name="T7" style:family="text">
      <style:text-properties officeooo:rsid="002302bd"/>
    </style:style>
    <style:style style:name="T8" style:family="text">
      <style:text-properties officeooo:rsid="0024adda"/>
    </style:style>
    <style:style style:name="T9" style:family="text">
      <style:text-properties officeooo:rsid="0026f0d7"/>
    </style:style>
    <style:style style:name="T10" style:family="text">
      <style:text-properties officeooo:rsid="00292abe"/>
    </style:style>
    <style:style style:name="T11" style:family="text">
      <style:text-properties officeooo:rsid="002a50ce"/>
    </style:style>
    <style:style style:name="T12" style:family="text">
      <style:text-properties officeooo:rsid="002a950b"/>
    </style:style>
    <style:style style:name="T13" style:family="text">
      <style:text-properties officeooo:rsid="002bc7b7"/>
    </style:style>
    <style:style style:name="T14" style:family="text">
      <style:text-properties officeooo:rsid="002cf9cb"/>
    </style:style>
    <style:style style:name="T15" style:family="text">
      <style:text-properties officeooo:rsid="002e86cc"/>
    </style:style>
    <style:style style:name="T16" style:family="text">
      <style:text-properties officeooo:rsid="002eebbc"/>
    </style:style>
    <style:style style:name="T17" style:family="text">
      <style:text-properties officeooo:rsid="002f3425"/>
    </style:style>
    <style:style style:name="T18" style:family="text">
      <style:text-properties officeooo:rsid="0030e2b2"/>
    </style:style>
    <style:style style:name="T19" style:family="text">
      <style:text-properties officeooo:rsid="003289e2"/>
    </style:style>
    <style:style style:name="T20" style:family="text">
      <style:text-properties officeooo:rsid="0033f73d"/>
    </style:style>
    <style:style style:name="T21" style:family="text">
      <style:text-properties officeooo:rsid="0035829a"/>
    </style:style>
    <style:style style:name="T22" style:family="text">
      <style:text-properties officeooo:rsid="00376d48"/>
    </style:style>
    <style:style style:name="T23" style:family="text">
      <style:text-properties officeooo:rsid="00385527"/>
    </style:style>
    <style:style style:name="T24" style:family="text">
      <style:text-properties officeooo:rsid="00396d61"/>
    </style:style>
    <style:style style:name="T25" style:family="text">
      <style:text-properties officeooo:rsid="003a90e0"/>
    </style:style>
    <style:style style:name="T26" style:family="text">
      <style:text-properties officeooo:rsid="003ac1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brain.dmp</text:h>
      <text:p text:style-name="P18">Brain.dmp is a small platform to share knowledge or create reminders for yourself. A “<text:span text:style-name="T10">dump/(note)</text:span>” is a small piece of information containing previously learned data.</text:p>
      <text:p text:style-name="P3">Background: It often happens that I am digging into a problem that requires time to be solved. I also often find the need to solve this problem again after quite some time. When this happens, I usually forgot how to solve it and start digging into it again. This time-wasting process should be shortened, maybe even eliminated.</text:p>
      <text:p text:style-name="P22">You are able to create a new <text:span text:style-name="T20">dump</text:span> or ask a new question which others can answer. Others can rate if a question is relevant/helped them or if the information provided in a <text:span text:style-name="T21">dump</text:span> is of high quality (if it can be verified, if sources are provided and so on) so others can see, if you can trust it or not. </text:p>
      <text:h text:style-name="Heading_20_2" text:outline-level="2">Requirements</text:h>
      <text:h text:style-name="Heading_20_3" text:outline-level="3">Pages</text:h>
      <text:list xml:id="list5236700704165418246" text:style-name="L1">
        <text:list-item>
          <text:p text:style-name="P5">Home</text:p>
        </text:list-item>
        <text:list-item>
          <text:p text:style-name="P10"><text:span text:style-name="T11">Dumps</text:span></text:p>
        </text:list-item>
        <text:list-item>
          <text:p text:style-name="P5">Questions</text:p>
        </text:list-item>
        <text:list-item>
          <text:p text:style-name="P11">Posters</text:p>
        </text:list-item>
        <text:list-item>
          <text:p text:style-name="P5">X’s Account</text:p>
        </text:list-item>
      </text:list>
      <text:p text:style-name="P1"/>
      <text:h text:style-name="P24" text:outline-level="3">Sections</text:h>
      <text:p text:style-name="P1">Home &gt;/&lt;</text:p>
      <text:list xml:id="list6120869618648333756" text:style-name="L2">
        <text:list-item>
          <text:p text:style-name="P6">News</text:p>
        </text:list-item>
        <text:list-item>
          <text:p text:style-name="P6">Trending Facts</text:p>
        </text:list-item>
      </text:list>
      <text:p text:style-name="P1"><text:span text:style-name="T12">Dumps</text:span> &gt;/<text:span text:style-name="T12">dumps</text:span>&lt;</text:p>
      <text:list xml:id="list4426215989947669961" text:style-name="L3">
        <text:list-item>
          <text:p text:style-name="P7">Show my <text:span text:style-name="T22">dumps</text:span> per default</text:p>
        </text:list-item>
        <text:list-item>
          <text:p text:style-name="P7">Filter for <text:span text:style-name="T1">title, content</text:span> and <text:span text:style-name="T1">t</text:span>ags</text:p>
        </text:list-item>
        <text:list-item>
          <text:p text:style-name="P7">Create new <text:span text:style-name="T23">dump</text:span></text:p>
        </text:list-item>
        <text:list-item>
          <text:p text:style-name="P13">Comment on <text:span text:style-name="T23">dump</text:span></text:p>
        </text:list-item>
        <text:list-item>
          <text:p text:style-name="P7">Favorize <text:span text:style-name="T21">dump/Add reminder</text:span></text:p>
        </text:list-item>
        <text:list-item>
          <text:p text:style-name="P12">Scale the entries using a slider</text:p>
        </text:list-item>
      </text:list>
      <text:p text:style-name="P1">Questions &gt;/questions/&lt;</text:p>
      <text:list xml:id="list6551683473031782945" text:style-name="L4">
        <text:list-item>
          <text:p text:style-name="P8">Show my questions per default</text:p>
        </text:list-item>
        <text:list-item>
          <text:p text:style-name="P8">Filter for Questions and Tags</text:p>
        </text:list-item>
        <text:list-item>
          <text:p text:style-name="P8">Create a new Questions</text:p>
        </text:list-item>
        <text:list-item>
          <text:p text:style-name="P14">Favorize Questions/Add reminder</text:p>
        </text:list-item>
      </text:list>
      <text:p text:style-name="P2">Posters &gt;/posters&lt;</text:p>
      <text:list xml:id="list5476137614996420540" text:style-name="L5">
        <text:list-item>
          <text:p text:style-name="P15">Show subscribed posters</text:p>
        </text:list-item>
        <text:list-item>
          <text:p text:style-name="P15">Search new posters</text:p>
        </text:list-item>
        <text:list-item>
          <text:p text:style-name="P15">View poster</text:p>
        </text:list-item>
      </text:list>
      <text:p text:style-name="P1">Account &gt;/account&lt;</text:p>
      <text:list xml:id="list3143780875448917852" text:style-name="L6">
        <text:list-item>
          <text:p text:style-name="P9">Change Username and Password</text:p>
        </text:list-item>
        <text:list-item>
          <text:p text:style-name="P9">Question Count</text:p>
        </text:list-item>
        <text:list-item>
          <text:p text:style-name="P9"><text:span text:style-name="T24">Dump</text:span> Count</text:p>
        </text:list-item>
        <text:list-item>
          <text:p text:style-name="P16"><text:soft-page-break/>Median <text:span text:style-name="T25">dump</text:span> quality</text:p>
        </text:list-item>
        <text:list-item>
          <text:p text:style-name="P17">Median question relevancy</text:p>
        </text:list-item>
      </text:list>
      <text:h text:style-name="P24" text:outline-level="3"><text:span text:style-name="T13">Dump </text:span>functions</text:h>
      <text:p text:style-name="P3">A <text:span text:style-name="T14">dump</text:span> provide<text:span text:style-name="T15">s</text:span> following functionality:</text:p>
      <text:list xml:id="list4380357811411456806" text:style-name="L7">
        <text:list-item>
          <text:p text:style-name="P19">You can create, edit and delete a <text:span text:style-name="T26">dump</text:span></text:p>
        </text:list-item>
        <text:list-item>
          <text:p text:style-name="P19">A <text:span text:style-name="T16">dump</text:span> can be favorized</text:p>
        </text:list-item>
        <text:list-item>
          <text:p text:style-name="P19">A <text:span text:style-name="T16">dump</text:span> will have a 5 star quality rating, you can see the raters <text:span text:style-name="T2">and comments why they gave this rating</text:span></text:p>
        </text:list-item>
        <text:list-item>
          <text:p text:style-name="P19">A <text:span text:style-name="T18">dump </text:span>has at least 1 tag</text:p>
        </text:list-item>
        <text:list-item>
          <text:p text:style-name="P19">You can comment on a <text:span text:style-name="T17">dump</text:span>, having some sort of bidirectional communication</text:p>
        </text:list-item>
      </text:list>
      <text:h text:style-name="P25" text:outline-level="3">Question functions</text:h>
      <text:p text:style-name="P4">Questions should provide the following functionality:</text:p>
      <text:list xml:id="list387846379827562671" text:style-name="L8">
        <text:list-item>
          <text:p text:style-name="P20">You can create, edit and close a <text:span text:style-name="T9">question</text:span></text:p>
        </text:list-item>
        <text:list-item>
          <text:p text:style-name="P20">You can answer a question or comment on entries/answers</text:p>
        </text:list-item>
        <text:list-item>
          <text:p text:style-name="P20">Questions can be favorized</text:p>
        </text:list-item>
        <text:list-item>
          <text:p text:style-name="P20">The relevancy of a question can be rated</text:p>
        </text:list-item>
        <text:list-item>
          <text:p text:style-name="P21"><text:span text:style-name="T19">Dumps</text:span> can be linked in order to answer a ques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2:36:15.749000000</meta:creation-date>
    <dc:date>2017-01-15T12:31:21.814000000</dc:date>
    <meta:editing-duration>PT46M27S</meta:editing-duration>
    <meta:editing-cycles>34</meta:editing-cycles>
    <meta:generator>LibreOffice/5.2.2.2$Windows_x86 LibreOffice_project/8f96e87c890bf8fa77463cd4b640a2312823f3ad</meta:generator>
    <meta:document-statistic meta:table-count="0" meta:image-count="0" meta:object-count="0" meta:page-count="2" meta:paragraph-count="51" meta:word-count="373" meta:character-count="2008" meta:non-whitespace-character-count="1720"/>
  </office:meta>
</office:document-meta>
</file>